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894cm" style:use-optimal-column-width="false"/>
    </style:style>
    <style:style style:name="co2" style:family="table-column">
      <style:table-column-properties style:column-width="2.546cm" style:use-optimal-column-width="false"/>
    </style:style>
    <style:style style:name="co3" style:family="table-column">
      <style:table-column-properties style:column-width="2.714cm" style:use-optimal-column-width="false"/>
    </style:style>
    <style:style style:name="co4" style:family="table-column">
      <style:table-column-properties style:column-width="2.206cm" style:use-optimal-column-width="false"/>
    </style:style>
    <style:style style:name="co5" style:family="table-column">
      <style:table-column-properties style:column-width="2.051cm" style:use-optimal-column-width="false"/>
    </style:style>
    <style:style style:name="co6" style:family="table-column">
      <style:table-column-properties style:column-width="1.965cm" style:use-optimal-column-width="false"/>
    </style:style>
    <style:style style:name="ro1" style:family="table-row">
      <style:table-row-properties style:row-height="1.143cm"/>
    </style:style>
    <style:style style:name="ro2" style:family="table-row">
      <style:table-row-properties style:row-height="0.702cm"/>
    </style:style>
    <style:style style:name="ro3" style:family="table-row">
      <style:table-row-properties style:row-height="0.695cm"/>
    </style:style>
    <style:style style:name="ro4" style:family="table-row">
      <style:table-row-properties style:row-height="0.707cm"/>
    </style:style>
    <style:style style:name="ro5" style:family="table-row">
      <style:table-row-properties style:row-height="1.149cm"/>
    </style:style>
    <style:style style:name="ro6" style:family="table-row">
      <style:table-row-properties style:row-height="0.698cm"/>
    </style:style>
    <style:style style:name="ro7" style:family="table-row">
      <style:table-row-properties style:row-height="0.718cm"/>
    </style:style>
    <style:style style:name="ce1" style:family="table-cell">
      <loext:graphic-properties draw:fill-color="#ffffff" style:repeat="repeat" draw:textarea-vertical-align="middle"/>
      <style:paragraph-properties fo:text-align="center" fo:border="0.57pt solid #111111"/>
      <style:text-properties style:use-window-font-color="true" fo:font-size="10pt" fo:background-color="transparent" style:font-size-asian="10pt" style:font-size-complex="10pt"/>
    </style:style>
    <style:style style:name="ce2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57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3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none" fo:border-bottom="0.43pt solid #111111"/>
      <style:text-properties style:use-window-font-color="true" fo:font-size="10pt" fo:background-color="transparent" style:font-size-asian="10pt" style:font-size-complex="10pt"/>
    </style:style>
    <style:style style:name="ce4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none" fo:border-bottom="0.43pt solid #111111"/>
      <style:text-properties style:use-window-font-color="true" fo:font-size="10pt" fo:background-color="transparent" style:font-size-asian="10pt" style:font-size-complex="10pt"/>
    </style:style>
    <style:style style:name="ce5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6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7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8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9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43pt solid #111111"/>
      <style:text-properties style:use-window-font-color="true" fo:font-size="9pt" fo:background-color="transparent" style:font-size-asian="9pt" style:font-size-complex="9pt"/>
    </style:style>
    <style:style style:name="ce10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43pt solid #111111"/>
      <style:text-properties style:use-window-font-color="true" fo:font-size="9pt" fo:background-color="transparent" style:font-size-asian="9pt" style:font-size-complex="9pt"/>
    </style:style>
    <style:style style:name="ce11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57pt solid #111111"/>
      <style:text-properties style:use-window-font-color="true" fo:font-size="9pt" fo:background-color="transparent" style:font-size-asian="9pt" style:font-size-complex="9pt"/>
    </style:style>
    <style:style style:name="ce12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57pt solid #111111"/>
      <style:text-properties style:use-window-font-color="true" fo:font-size="9pt" fo:background-color="transparent" style:font-size-asian="9pt" style:font-size-complex="9pt"/>
    </style:style>
    <style:style style:name="P1" style:family="paragraph">
      <style:paragraph-properties fo:text-align="center"/>
      <style:text-properties fo:background-color="transparent"/>
    </style:style>
    <style:style style:name="P2" style:family="paragraph">
      <style:paragraph-properties fo:text-align="center"/>
      <style:text-properties fo:font-size="9pt" fo:background-color="transparent" style:font-size-asian="9pt" style:font-size-complex="9pt"/>
    </style:style>
    <style:style style:name="P3" style:family="paragraph">
      <style:paragraph-properties fo:text-align="center"/>
      <style:text-properties style:use-window-font-color="true" fo:font-size="9pt" fo:background-color="transparent" style:font-size-asian="9pt" style:font-size-complex="9pt"/>
    </style:style>
    <style:style style:name="T1" style:family="text">
      <style:text-properties style:use-window-font-color="true" fo:font-size="10pt" fo:background-color="transparen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153cm" svg:height="6.721cm" svg:x="6.243cm" svg:y="4.7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 text:style-name="P1"><text:span text:style-name="T1">Simple Worker</text:span></text:p>
              </table:table-cell>
              <table:table-cell>
                <text:p text:style-name="P1"><text:span text:style-name="T1">Advanced Worker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">8x11</text:span></text:p>
              </table:table-cell>
              <table:table-cell table:style-name="ce4"/>
              <table:table-cell/>
            </table:table-row>
            <table:table-row table:style-name="ro3" table:default-cell-style-name="ce5">
              <table:table-cell>
                <text:p text:style-name="P1"><text:span text:style-name="T1">16x16</text:span>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<text:span text:style-name="T1">64x64</text:span>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<text:span text:style-name="T2">68x28</text:span>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<text:span text:style-name="T2">128x128</text:span>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<text:span text:style-name="T2">250x180</text:span>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<text:span text:style-name="T1">256x256</text:span></text:p>
              </table:table-cell>
              <table:table-cell table:style-name="ce6"/>
              <table:table-cell/>
            </table:table-row>
            <table:table-row table:style-name="ro4" table:default-cell-style-name="ce7">
              <table:table-cell>
                <text:p text:style-name="P1"><text:span text:style-name="T1">512x512</text:span></text:p>
              </table:table-cell>
              <table:table-cell table:style-name="ce8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21cm" svg:height="5.356cm" svg:x="6.208cm" svg:y="13.0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/>
              <table:table-cell table:style-name="ce2">
                <text:p text:style-name="P1"><text:span text:style-name="T1">PGM</text:span></text:p>
              </table:table-cell>
              <table:table-cell>
                <text:p text:style-name="P1"><text:span text:style-name="T1">RLE</text:span></text:p>
              </table:table-cell>
            </table:table-row>
            <table:table-row table:style-name="ro6" table:default-cell-style-name="ce9">
              <table:table-cell>
                <text:p text:style-name="P2"><text:span text:style-name="T3">16x16</text:span></text:p>
              </table:table-cell>
              <table:table-cell table:style-name="ce10">
                <text:p text:style-name="P3">305ms</text:p>
              </table:table-cell>
              <table:table-cell>
                <text:p text:style-name="P3">203ms</text:p>
              </table:table-cell>
            </table:table-row>
            <table:table-row table:style-name="ro6" table:default-cell-style-name="ce9">
              <table:table-cell>
                <text:p text:style-name="P2"><text:span text:style-name="T3">64x64</text:span></text:p>
              </table:table-cell>
              <table:table-cell table:style-name="ce10">
                <text:p text:style-name="P3">3393ms</text:p>
              </table:table-cell>
              <table:table-cell>
                <text:p text:style-name="P3">972ms</text:p>
              </table:table-cell>
            </table:table-row>
            <table:table-row table:style-name="ro6" table:default-cell-style-name="ce9">
              <table:table-cell>
                <text:p text:style-name="P2">128x128</text:p>
              </table:table-cell>
              <table:table-cell table:style-name="ce10">
                <text:p text:style-name="P3">13700ms</text:p>
              </table:table-cell>
              <table:table-cell>
                <text:p text:style-name="P3">6797ms</text:p>
              </table:table-cell>
            </table:table-row>
            <table:table-row table:style-name="ro6" table:default-cell-style-name="ce9">
              <table:table-cell>
                <text:p text:style-name="P2">250x180</text:p>
              </table:table-cell>
              <table:table-cell table:style-name="ce10">
                <text:p text:style-name="P3">36424ms</text:p>
              </table:table-cell>
              <table:table-cell>
                <text:p text:style-name="P3">304ms</text:p>
              </table:table-cell>
            </table:table-row>
            <table:table-row table:style-name="ro6" table:default-cell-style-name="ce9">
              <table:table-cell>
                <text:p text:style-name="P2"><text:span text:style-name="T3">256x256</text:span></text:p>
              </table:table-cell>
              <table:table-cell table:style-name="ce10">
                <text:p text:style-name="P3">53400ms</text:p>
              </table:table-cell>
              <table:table-cell>
                <text:p text:style-name="P3">27573ms</text:p>
              </table:table-cell>
            </table:table-row>
            <table:table-row table:style-name="ro7" table:default-cell-style-name="ce11">
              <table:table-cell>
                <text:p text:style-name="P2"><text:span text:style-name="T3">512x512</text:span></text:p>
              </table:table-cell>
              <table:table-cell table:style-name="ce12">
                <text:p text:style-name="P3">211700ms</text:p>
              </table:table-cell>
              <table:table-cell>
                <text:p text:style-name="P3">14419ms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01:23:43.849777938</meta:creation-date>
    <dc:date>2015-12-01T19:17:10.114235464</dc:date>
    <meta:editing-duration>PT37M23S</meta:editing-duration>
    <meta:editing-cycles>4</meta:editing-cycles>
    <meta:generator>LibreOffice/5.0.3.2$Linux_X86_64 LibreOffice_project/00m0$Build-2</meta:generator>
    <meta:document-statistic meta:object-count="2"/>
  </office:meta>
</office:document-meta>
</file>